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7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8" style:family="table-row">
      <style:table-row-properties style:keep-together="true" fo:keep-together="auto"/>
    </style:style>
    <style:style style:name="Table5.A8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officeooo:paragraph-rsid="00208da9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officeooo:paragraph-rsid="001f9f07" style:font-name-asian="Times New Roman" style:font-size-asian="10pt" style:language-asian="ar" style:country-asian="SA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1cd66a" style:font-name-asian="Times New Roman" style:font-size-asian="10pt" style:language-asian="ar" style:country-asian="SA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2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.586cm" fo:margin-right="-0.005cm" fo:margin-top="0.199cm" fo:margin-bottom="0cm" fo:text-indent="-0.213cm" style:auto-text-indent="false" style:snap-to-layout-grid="false"/>
    </style:style>
    <style:style style:name="P24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25" style:family="paragraph" style:parent-style-name="Standard">
      <style:paragraph-properties fo:margin-left="0.586cm" fo:margin-right="-0.005cm" fo:margin-top="0.199cm" fo:margin-bottom="0cm" fo:text-indent="-0.236cm" style:auto-text-indent="false" style:snap-to-layout-grid="false"/>
    </style:style>
    <style:style style:name="P26" style:family="paragraph" style:parent-style-name="Standard">
      <style:paragraph-properties fo:margin-left="0cm" fo:margin-right="-0.005cm" fo:margin-top="0.199cm" fo:margin-bottom="0cm" fo:text-indent="0cm" style:auto-text-indent="false" style:snap-to-layout-grid="false"/>
    </style:style>
    <style:style style:name="P27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8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</style:style>
    <style:style style:name="P29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</style:style>
    <style:style style:name="P30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1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2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33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4" style:family="paragraph" style:parent-style-name="Table_20_Contents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3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officeooo:paragraph-rsid="001f0546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36" style:family="paragraph" style:parent-style-name="Standard">
      <style:paragraph-properties style:snap-to-layout-grid="false"/>
      <style:text-properties style:font-name="Arial" fo:font-size="10pt" fo:language="es" fo:country="ES" officeooo:rsid="001f9f07" officeooo:paragraph-rsid="001f9f07" style:font-name-asian="Times New Roman" style:font-size-asian="10pt" style:language-asian="ar" style:country-asian="SA" style:font-size-complex="10pt"/>
    </style:style>
    <style:style style:name="P37" style:family="paragraph" style:parent-style-name="Standard">
      <style:paragraph-properties style:snap-to-layout-grid="false"/>
      <style:text-properties style:font-name="Arial" fo:font-size="10pt" fo:language="es" fo:country="ES" officeooo:paragraph-rsid="0020b0af" style:font-name-asian="Times New Roman" style:font-size-asian="10pt" style:language-asian="ar" style:country-asian="SA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0b0af" style:font-name-asian="Times New Roman" style:font-size-asian="10pt" style:language-asian="ar" style:country-asian="SA" style:font-size-complex="10pt"/>
    </style:style>
    <style:style style:name="P39" style:family="paragraph" style:parent-style-name="Standard">
      <style:paragraph-properties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4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4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43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44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4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officeooo:rsid="001f0546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5" style:family="text">
      <style:text-properties style:font-name="Arial" fo:font-size="10pt" fo:language="es" fo:country="ES" officeooo:rsid="001f4e14" style:font-name-asian="Times New Roman" style:font-size-asian="10pt" style:language-asian="ar" style:country-asian="SA" style:font-size-complex="10pt"/>
    </style:style>
    <style:style style:name="T6" style:family="text"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8" style:family="text">
      <style:text-properties fo:font-size="10pt" style:font-size-asian="10pt" style:font-name-complex="Tahoma" style:font-size-complex="10pt" style:language-complex="zxx" style:country-complex="none"/>
    </style:style>
    <style:style style:name="T9" style:family="text">
      <style:text-properties officeooo:rsid="001a7ca1"/>
    </style:style>
    <style:style style:name="T10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1" style:family="text">
      <style:text-properties fo:color="#000000" officeooo:rsid="001f0546" style:font-name-asian="HG Mincho Light J"/>
    </style:style>
    <style:style style:name="T12" style:family="text">
      <style:text-properties officeooo:rsid="001f9f07"/>
    </style:style>
    <style:style style:name="T13" style:family="text">
      <style:text-properties officeooo:rsid="0020b0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b0a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0b0af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CASO DE USO CUAG0003 - <text:span text:style-name="T11">Eliminar Album Foto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Elaboró:<text:span text:style-name="T9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9">2</text:span><text:span text:style-name="T1">2</text:span>-0<text:span text:style-name="T9">4</text:span>-20<text:span text:style-name="T9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7"/>
      <text:p text:style-name="P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1" text:outline-level="3">Código</text:h>
          </table:table-cell>
          <table:table-cell table:style-name="Table3.B1" office:value-type="string">
            <text:p text:style-name="P14">CUAG0003</text:p>
          </table:table-cell>
        </table:table-row>
        <table:table-row table:style-name="Table3.1">
          <table:table-cell table:style-name="Table3.A2" office:value-type="string">
            <text:h text:style-name="P41" text:outline-level="3">Paquete</text:h>
          </table:table-cell>
          <table:table-cell table:style-name="Table3.B2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h text:style-name="P41" text:outline-level="3">Nombre</text:h>
          </table:table-cell>
          <table:table-cell table:style-name="Table3.B2" office:value-type="string">
            <text:p text:style-name="P36">Eliminar Album Foto</text:p>
          </table:table-cell>
        </table:table-row>
        <table:table-row table:style-name="Table3.1">
          <table:table-cell table:style-name="Table3.A2" office:value-type="string">
            <text:h text:style-name="P42" text:outline-level="3">Versión</text:h>
          </table:table-cell>
          <table:table-cell table:style-name="Table3.B2" office:value-type="string">
            <text:p text:style-name="P14">1.0</text:p>
          </table:table-cell>
        </table:table-row>
        <table:table-row table:style-name="Table3.1">
          <table:table-cell table:style-name="Table3.A2" office:value-type="string">
            <text:h text:style-name="P42" text:outline-level="3">Importancia</text:h>
          </table:table-cell>
          <table:table-cell table:style-name="Table3.B2" office:value-type="string">
            <text:p text:style-name="P14">Alta</text:p>
          </table:table-cell>
        </table:table-row>
        <table:table-row table:style-name="Table3.1">
          <table:table-cell table:style-name="Table3.A2" office:value-type="string">
            <text:h text:style-name="P42" text:outline-level="3">Prioridad</text:h>
          </table:table-cell>
          <table:table-cell table:style-name="Table3.B2" office:value-type="string">
            <text:p text:style-name="P14">Alta</text:p>
          </table:table-cell>
        </table:table-row>
        <table:table-row table:style-name="Table3.1">
          <table:table-cell table:style-name="Table3.A2" office:value-type="string">
            <text:h text:style-name="P42" text:outline-level="3">Confeccionó</text:h>
          </table:table-cell>
          <table:table-cell table:style-name="Table3.B2" office:value-type="string">
            <text:p text:style-name="P17">Marcelo Romagnoli</text:p>
          </table:table-cell>
        </table:table-row>
        <table:table-row table:style-name="Table3.1">
          <table:table-cell table:style-name="Table3.A2" office:value-type="string">
            <text:h text:style-name="P42" text:outline-level="3">Relevó</text:h>
          </table:table-cell>
          <table:table-cell table:style-name="Table3.B2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h text:style-name="P42" text:outline-level="3">Revisó</text:h>
          </table:table-cell>
          <table:table-cell table:style-name="Table3.B2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h text:style-name="P42" text:outline-level="3">Descripción</text:h>
          </table:table-cell>
          <table:table-cell table:style-name="Table3.B2" office:value-type="string">
            <text:p text:style-name="P15">Mediante este caso de uso <text:span text:style-name="T12">el usuario solicita la remoción permanente de un album de fotos. Sin poder deshacer la operación.</text:span></text:p>
          </table:table-cell>
        </table:table-row>
        <table:table-row table:style-name="Table3.1">
          <table:table-cell table:style-name="Table3.A2" office:value-type="string">
            <text:h text:style-name="P42" text:outline-level="3">Actores</text:h>
          </table:table-cell>
          <table:table-cell table:style-name="Table3.B2" office:value-type="string">
            <text:p text:style-name="P6"><text:span text:style-name="T3">Usuario:</text:span><text:span text:style-name="T4"> Persona </text:span><text:span text:style-name="T5">registrada que utiliza el sistema.</text:span></text:p>
          </table:table-cell>
        </table:table-row>
        <table:table-row table:style-name="Table3.1">
          <table:table-cell table:style-name="Table3.A2" office:value-type="string">
            <text:h text:style-name="P42" text:outline-level="3">Frecuencia </text:h>
          </table:table-cell>
          <table:table-cell table:style-name="Table3.B2" office:value-type="string">
            <text:p text:style-name="P18">Diariamente</text:p>
          </table:table-cell>
        </table:table-row>
        <table:table-row table:style-name="Table3.1">
          <table:table-cell table:style-name="Table3.A2" office:value-type="string">
            <text:h text:style-name="P41" text:outline-level="3">Comentarios</text:h>
          </table:table-cell>
          <table:table-cell table:style-name="Table3.B2" office:value-type="string">
            <text:p text:style-name="P18">&lt;Comentarios adicionales&gt;</text:p>
          </table:table-cell>
        </table:table-row>
        <table:table-row table:style-name="Table3.1">
          <table:table-cell table:style-name="Table3.A2" office:value-type="string">
            <text:h text:style-name="P41" text:outline-level="3">Observaciones</text:h>
          </table:table-cell>
          <table:table-cell table:style-name="Table3.B2" office:value-type="string">
            <text:p text:style-name="P18">&lt;Nombre del objetivo&gt;</text:p>
          </table:table-cell>
        </table:table-row>
      </table:table>
      <text:p text:style-name="Standard"/>
      <text:p text:style-name="P8"><text:s/></text:p>
      <text:p text:style-name="P8"/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3"><text:s/></text:span><text:span text:style-name="T10">Curso Normal</text:span></text:p>
            </table:table-cell>
          </table:table-row>
        </table:table-header-rows>
      </table:table>
      <text:p text:style-name="P10">l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43" text:outline-level="3">Precondición</text:h>
            </table:table-cell>
            <table:table-cell table:style-name="Table5.C1" office:value-type="string">
              <text:p text:style-name="P14"/>
            </table:table-cell>
            <table:table-cell table:style-name="Table5.D1" office:value-type="string">
              <text:p text:style-name="P19"/>
            </table:table-cell>
          </table:table-row>
        </table:table-header-rows>
        <table:table-row table:style-name="Table5.1">
          <table:table-cell table:style-name="Table5.A1" office:value-type="string">
            <text:p text:style-name="P32"/>
          </table:table-cell>
          <table:table-cell table:style-name="Table5.B2" office:value-type="string">
            <text:p text:style-name="P31">Nº</text:p>
          </table:table-cell>
          <table:table-cell table:style-name="Table5.B2" office:value-type="string">
            <text:h text:style-name="P41" text:outline-level="3">Paso (Flujo de Sucesos)</text:h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33"/>
          </table:table-cell>
          <table:table-cell table:style-name="Table5.B3" office:value-type="string">
            <text:p text:style-name="P16">1</text:p>
          </table:table-cell>
          <table:table-cell table:style-name="Table5.B3" office:value-type="string">
            <text:p text:style-name="P14">El usuario indica que quiere “<text:span text:style-name="T13">Eliminar Album” de fotos</text:span></text:p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33"/>
          </table:table-cell>
          <table:table-cell table:style-name="Table5.B3" office:value-type="string">
            <text:p text:style-name="P16">2</text:p>
          </table:table-cell>
          <table:table-cell table:style-name="Table5.B3" office:value-type="string">
            <text:p text:style-name="P14">El sistema <text:span text:style-name="T13">solicita confirmación.</text:span></text:p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33"/>
          </table:table-cell>
          <table:table-cell table:style-name="Table5.B3" office:value-type="string">
            <text:p text:style-name="P16">3</text:p>
          </table:table-cell>
          <table:table-cell table:style-name="Table5.B3" office:value-type="string">
            <text:p text:style-name="P37">SI [El usuario selecciona “<text:span text:style-name="T13">Cancelar”</text:span>] <text:s/><text:span text:style-name="T17">se aborta la acción y se cierra la confirmación.</text:span></text:p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33"/>
          </table:table-cell>
          <table:table-cell table:style-name="Table5.B3" office:value-type="string">
            <text:p text:style-name="P16">4</text:p>
          </table:table-cell>
          <table:table-cell table:style-name="Table5.B3" office:value-type="string">
            <text:p text:style-name="P37"><text:span text:style-name="T16">SI [El usuario selecciona “</text:span><text:span text:style-name="T17">Aceptar”</text:span><text:span text:style-name="T16">] </text:span><text:span text:style-name="T3"><text:s/></text:span><text:span text:style-name="T17">se elimina completamente el album y sus fotos.</text:span></text:p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33"/>
          </table:table-cell>
          <table:table-cell table:style-name="Table5.B7" office:value-type="float" office:value="5">
            <text:p text:style-name="P38"><text:span text:style-name="T13">5</text:span></text:p>
          </table:table-cell>
          <table:table-cell table:style-name="Table5.B3" office:value-type="string">
            <text:p text:style-name="P14">FIN CASO DE USO</text:p>
          </table:table-cell>
          <table:table-cell table:style-name="Table5.D1" office:value-type="string">
            <text:p text:style-name="P14"/>
          </table:table-cell>
        </table:table-row>
        <table:table-row table:style-name="Table5.8">
          <table:table-cell table:style-name="Table5.A8" table:number-columns-spanned="4" office:value-type="string">
            <text:h text:style-name="P44" text:outline-level="5">Subflujos</text:h>
          </table:table-cell>
          <table:covered-table-cell/>
          <table:covered-table-cell/>
          <table:covered-table-cell/>
        </table:table-row>
      </table:table>
      <text:p text:style-name="P21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1"/>
          </table:table-cell>
          <table:table-cell table:style-name="Table7.B1" office:value-type="string">
            <text:h text:style-name="P41" text:outline-level="3"/>
          </table:table-cell>
        </table:table-row>
        <table:table-row table:style-name="Table7.1">
          <table:table-cell table:style-name="Table7.A2" office:value-type="string">
            <text:p text:style-name="P13"/>
          </table:table-cell>
          <table:table-cell table:style-name="Table7.B2" office:value-type="string">
            <text:h text:style-name="P41" text:outline-level="3"/>
          </table:table-cell>
        </table:table-row>
        <table:table-row table:style-name="Table7.1">
          <table:table-cell table:style-name="Table7.A3" office:value-type="string">
            <text:p text:style-name="P16"/>
          </table:table-cell>
          <table:table-cell table:style-name="Table7.B3" office:value-type="string">
            <text:p text:style-name="P14"/>
          </table:table-cell>
        </table:table-row>
      </table:table>
      <text:p text:style-name="Standard"><text:soft-page-break/></text:p>
      <text:p text:style-name="Standard"/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44" text:outline-level="5">Consideraciones de diseño</text:h>
            </table:table-cell>
          </table:table-row>
        </table:table-header-rows>
      </table:table>
      <text:p text:style-name="P2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31">Cod</text:p>
            </table:table-cell>
            <table:table-cell table:style-name="Table11.B1" office:value-type="string">
              <text:p text:style-name="P31">Nombre</text:p>
            </table:table-cell>
            <table:table-cell table:style-name="Table11.B1" office:value-type="string">
              <text:h text:style-name="P41" text:outline-level="3">Descripción</text:h>
            </table:table-cell>
            <table:table-cell table:style-name="Table11.E1" office:value-type="string">
              <text:p text:style-name="P14"/>
            </table:table-cell>
          </table:table-row>
        </table:table-header-rows>
        <table:table-row table:style-name="Table11.1">
          <table:table-cell table:style-name="Table11.A1" office:value-type="string">
            <text:p text:style-name="P33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39"/>
          </table:table-cell>
          <table:table-cell table:style-name="Table11.E1" office:value-type="string">
            <text:p text:style-name="P14"/>
          </table:table-cell>
        </table:table-row>
        <table:table-row table:style-name="Table11.3">
          <table:table-cell table:style-name="Table11.A3" table:number-columns-spanned="5" office:value-type="string">
            <text:h text:style-name="P44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2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1">Cod</text:p>
          </table:table-cell>
          <table:table-cell table:style-name="Table12.B1" office:value-type="string">
            <text:h text:style-name="P41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6">{Ob n}</text:p>
          </table:table-cell>
          <table:table-cell table:style-name="Table12.B2" office:value-type="string">
            <text:p text:style-name="P14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45" text:outline-level="5">Documentación anexa</text:h>
            </table:table-cell>
          </table:table-row>
        </table:table-header-rows>
      </table:table>
      <text:p text:style-name="P21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1">Nombre</text:p>
          </table:table-cell>
          <table:table-cell table:style-name="Table14.A1" office:value-type="string">
            <text:p text:style-name="P31">Tipo</text:p>
          </table:table-cell>
          <table:table-cell table:style-name="Table14.C1" office:value-type="string">
            <text:h text:style-name="P41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6"/>
          </table:table-cell>
          <table:table-cell table:style-name="Table14.A2" office:value-type="string">
            <text:p text:style-name="P16"/>
          </table:table-cell>
          <table:table-cell table:style-name="Table14.C2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f0546"/>
    </style:style>
    <style:style style:name="M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3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Eliminar Album Fotos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2">Página </text:span><text:span text:style-name="MT3"><text:page-number text:select-page="current">3</text:page-number></text:span><text:span text:style-name="MT2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3T17:39:25</dc:date>
    <meta:print-date>2113-01-01T00:00:00</meta:print-date>
    <meta:editing-cycles>9</meta:editing-cycles>
    <meta:editing-duration>PT574H22M15S</meta:editing-duration>
    <meta:generator>OpenOffice.org/3.2$Linux OpenOffice.org_project/320m19$Build-9505</meta:generator>
    <meta:document-statistic meta:table-count="12" meta:image-count="0" meta:object-count="0" meta:page-count="3" meta:paragraph-count="67" meta:word-count="172" meta:character-count="1099"/>
    <meta:user-defined meta:name="Info 1"/>
    <meta:user-defined meta:name="Info 2"/>
    <meta:user-defined meta:name="Info 3"/>
    <meta:user-defined meta:name="Info 4"/>
  </office:meta>
</office:document-meta>
</file>